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ervo.h&gt;</text:p>
      <text:p text:style-name="Standard"/>
      <text:p text:style-name="Standard">int _ABVAR_1_a;</text:p>
      <text:p text:style-name="Standard">Servo servo_port_OUT4;</text:p>
      <text:p text:style-name="Standard">Servo servo_port_OUT5;</text:p>
      <text:p text:style-name="Standard">Servo servo_port_OUT6;</text:p>
      <text:p text:style-name="Standard">int _ABVAR_2_a;</text:p>
      <text:p text:style-name="Standard">int _ABVAR_3_a;</text:p>
      <text:p text:style-name="Standard">int _ABVAR_4_a;</text:p>
      <text:p text:style-name="Standard">int _ABVAR_5_a;</text:p>
      <text:p text:style-name="Standard">int _ABVAR_6_a;</text:p>
      <text:p text:style-name="Standard">extern int bluetooth_X, bluetooth_Y, bluetooth_Z, bluetooth_W, bluetooth_aX, bluetooth_aY,bluetooth_aZ;</text:p>
      <text:p text:style-name="Standard">extern bool bluetooth_F1, bluetooth_F2, bluetooth_F3, bluetooth_F4, bluetooth_F5, bluetooth_F6;</text:p>
      <text:p text:style-name="Standard">int _ABVAR_7_a;</text:p>
      <text:p text:style-name="Standard">int _ABVAR_8_a;</text:p>
      <text:p text:style-name="Standard">int _ABVAR_9_a;</text:p>
      <text:p text:style-name="Standard">int _ABVAR_10_SoundLevel = 0 ;</text:p>
      <text:p text:style-name="Standard">int _ABVAR_11_a;</text:p>
      <text:p text:style-name="Standard">int _ABVAR_12_a;</text:p>
      <text:p text:style-name="Standard">int _ABVAR_13_a;</text:p>
      <text:p text:style-name="Standard">int _ABVAR_14_a;</text:p>
      <text:p text:style-name="Standard"/>
      <text:p text:style-name="Standard">void setup()</text:p>
      <text:p text:style-name="Standard">{</text:p>
      <text:p text:style-name="Standard"><text:s text:c="2"/>servo_port_OUT4.attach(OUT4, BIG_SERVO);</text:p>
      <text:p text:style-name="Standard"><text:s text:c="2"/>servo_port_OUT5.attach(OUT5, BIG_SERVO);</text:p>
      <text:p text:style-name="Standard"><text:s text:c="2"/>servo_port_OUT6.attach(OUT6, BIG_SERVO);</text:p>
      <text:p text:style-name="Standard"><text:s text:c="2"/>pinMode( OUT1 , OUTPUT );</text:p>
      <text:p text:style-name="Standard"><text:s text:c="2"/>pinMode( OUT2 , OUTPUT );</text:p>
      <text:p text:style-name="Standard"><text:s text:c="2"/>pinMode( OUT3 , OUTPUT );</text:p>
      <text:p text:style-name="Standard"><text:s text:c="2"/>IRRC_setup(IN1, 1);</text:p>
      <text:p text:style-name="Standard"><text:s text:c="2"/>BTinit();</text:p>
      <text:p text:style-name="Standard">}</text:p>
      <text:p text:style-name="Standard"/>
      <text:p text:style-name="Standard">void loop()</text:p>
      <text:p text:style-name="Standard">{</text:p>
      <text:p text:style-name="Standard"><text:s text:c="2"/>if (buttonRead(BTN_RIGHT))</text:p>
      <text:p text:style-name="Standard"><text:s text:c="2"/>{</text:p>
      <text:p text:style-name="Standard"><text:s text:c="4"/>for (_ABVAR_1_a=1; _ABVAR_1_a&lt;= ( 1000000000000 ); ++_ABVAR_1_a )</text:p>
      <text:p text:style-name="Standard"><text:s text:c="4"/>{</text:p>
      <text:p text:style-name="Standard"><text:s text:c="6"/>servo_port_OUT4.write( 60 );</text:p>
      <text:p text:style-name="Standard"><text:s text:c="6"/>delay( 350 );</text:p>
      <text:p text:style-name="Standard"><text:s text:c="6"/>servo_port_OUT4.write( -60 );</text:p>
      <text:p text:style-name="Standard"><text:s text:c="6"/>delay( 350 );</text:p>
      <text:p text:style-name="Standard"><text:s text:c="6"/>servo_port_OUT4.write( 60 );</text:p>
      <text:p text:style-name="Standard"><text:s text:c="6"/>delay( 350 );</text:p>
      <text:p text:style-name="Standard"><text:s text:c="6"/>servo_port_OUT4.write( -60 );</text:p>
      <text:p text:style-name="Standard"><text:s text:c="6"/>delay( 350 );</text:p>
      <text:p text:style-name="Standard"><text:s text:c="6"/>servo_port_OUT4.write( 60 );</text:p>
      <text:p text:style-name="Standard"><text:s text:c="6"/>servo_port_OUT5.write( 90 );</text:p>
      <text:p text:style-name="Standard"><text:s text:c="6"/>delay( 350 );</text:p>
      <text:p text:style-name="Standard"><text:soft-page-break/><text:s text:c="6"/>servo_port_OUT4.write( -60 );</text:p>
      <text:p text:style-name="Standard"><text:s text:c="6"/>delay( 350 );</text:p>
      <text:p text:style-name="Standard"><text:s text:c="6"/>servo_port_OUT4.write( 60 );</text:p>
      <text:p text:style-name="Standard"><text:s text:c="6"/>delay( 350 );</text:p>
      <text:p text:style-name="Standard"><text:s text:c="6"/>servo_port_OUT4.write( -60 );</text:p>
      <text:p text:style-name="Standard"><text:s text:c="6"/>servo_port_OUT5.write( -90 );</text:p>
      <text:p text:style-name="Standard"><text:s text:c="6"/>delay( 350 );</text:p>
      <text:p text:style-name="Standard"><text:s text:c="6"/>servo_port_OUT4.write( 60 );</text:p>
      <text:p text:style-name="Standard"><text:s text:c="6"/>delay( 350 );</text:p>
      <text:p text:style-name="Standard"><text:s text:c="6"/>servo_port_OUT4.write( -60 );</text:p>
      <text:p text:style-name="Standard"><text:s text:c="6"/>delay( 350 );</text:p>
      <text:p text:style-name="Standard"><text:s text:c="6"/>servo_port_OUT4.write( 60 );</text:p>
      <text:p text:style-name="Standard"><text:s text:c="6"/>delay( 350 );</text:p>
      <text:p text:style-name="Standard"><text:s text:c="6"/>servo_port_OUT4.write( -60 );</text:p>
      <text:p text:style-name="Standard"><text:s text:c="6"/>delay( 350 );</text:p>
      <text:p text:style-name="Standard"><text:s text:c="6"/>servo_port_OUT4.write( 60 );</text:p>
      <text:p text:style-name="Standard"><text:s text:c="6"/>servo_port_OUT6.write( -90 );</text:p>
      <text:p text:style-name="Standard"><text:s text:c="6"/>delay( 350 );</text:p>
      <text:p text:style-name="Standard"><text:s text:c="6"/>servo_port_OUT4.write( -60 );</text:p>
      <text:p text:style-name="Standard"><text:s text:c="6"/>delay( 350 );</text:p>
      <text:p text:style-name="Standard"><text:s text:c="6"/>servo_port_OUT4.write( 60 );</text:p>
      <text:p text:style-name="Standard"><text:s text:c="6"/>delay( 350 );</text:p>
      <text:p text:style-name="Standard"><text:s text:c="6"/>servo_port_OUT6.write( 90 );</text:p>
      <text:p text:style-name="Standard"><text:s text:c="6"/>servo_port_OUT4.write( -60 );</text:p>
      <text:p text:style-name="Standard"><text:s text:c="6"/>delay( 350 );</text:p>
      <text:p text:style-name="Standard"><text:s text:c="4"/>}</text:p>
      <text:p text:style-name="Standard"><text:s text:c="2"/>}</text:p>
      <text:p text:style-name="Standard"><text:s text:c="2"/>if (buttonRead(BTN_UP))</text:p>
      <text:p text:style-name="Standard"><text:s text:c="2"/>{</text:p>
      <text:p text:style-name="Standard"><text:s text:c="4"/>for (_ABVAR_2_a=1; _ABVAR_2_a&lt;= ( 1000000000000 ); ++_ABVAR_2_a )</text:p>
      <text:p text:style-name="Standard"><text:s text:c="4"/>{</text:p>
      <text:p text:style-name="Standard"><text:s text:c="6"/>if (buttonRead(BTN_LEFT))</text:p>
      <text:p text:style-name="Standard"><text:s text:c="6"/>{</text:p>
      <text:p text:style-name="Standard"><text:s text:c="8"/>for (_ABVAR_3_a=1; _ABVAR_3_a&lt;= ( 1000000000000 ); ++_ABVAR_3_a )</text:p>
      <text:p text:style-name="Standard"><text:s text:c="8"/>{</text:p>
      <text:p text:style-name="Standard"><text:s text:c="10"/>if (buttonRead(BTN_LEFT))</text:p>
      <text:p text:style-name="Standard"><text:s text:c="10"/>{</text:p>
      <text:p text:style-name="Standard"><text:s text:c="12"/>for (_ABVAR_4_a=1; _ABVAR_4_a&lt;= ( 1000000000000 ); ++_ABVAR_4_a )</text:p>
      <text:p text:style-name="Standard"><text:s text:c="12"/>{</text:p>
      <text:p text:style-name="Standard"><text:s text:c="14"/>led ( OUT1 , HIGH );</text:p>
      <text:p text:style-name="Standard"><text:s text:c="14"/>led ( OUT2 , HIGH );</text:p>
      <text:p text:style-name="Standard"><text:s text:c="14"/>led ( OUT3 , HIGH );</text:p>
      <text:p text:style-name="Standard"><text:s text:c="14"/>if (RC(OFF_KEY))</text:p>
      <text:p text:style-name="Standard"><text:s text:c="14"/>{</text:p>
      <text:p text:style-name="Standard"><text:s text:c="16"/>stopMotor(1);</text:p>
      <text:p text:style-name="Standard"><text:s text:c="16"/>stopMotor(2);</text:p>
      <text:p text:style-name="Standard"><text:s text:c="14"/>}</text:p>
      <text:p text:style-name="Standard"><text:s text:c="14"/>if (RC(UP_KEY))</text:p>
      <text:p text:style-name="Standard"><text:s text:c="14"/>{</text:p>
      <text:p text:style-name="Standard"><text:s text:c="16"/>startMotor(1, 100);</text:p>
      <text:p text:style-name="Standard"><text:s text:c="14"/>}</text:p>
      <text:p text:style-name="Standard"><text:s text:c="14"/>if (RC(DOWN_KEY))</text:p>
      <text:p text:style-name="Standard"><text:soft-page-break/><text:s text:c="14"/>{</text:p>
      <text:p text:style-name="Standard"><text:s text:c="16"/>startMotor(1, -100);</text:p>
      <text:p text:style-name="Standard"><text:s text:c="14"/>}</text:p>
      <text:p text:style-name="Standard"><text:s text:c="14"/>if (RC(LEFT_KEY))</text:p>
      <text:p text:style-name="Standard"><text:s text:c="14"/>{</text:p>
      <text:p text:style-name="Standard"><text:s text:c="16"/>startMotor(1, 100);</text:p>
      <text:p text:style-name="Standard"><text:s text:c="16"/>startMotor(2, 100);</text:p>
      <text:p text:style-name="Standard"><text:s text:c="14"/>}</text:p>
      <text:p text:style-name="Standard"><text:s text:c="14"/>if (RC(RIGHT_KEY))</text:p>
      <text:p text:style-name="Standard"><text:s text:c="14"/>{</text:p>
      <text:p text:style-name="Standard"><text:s text:c="16"/>startMotor(1, 100);</text:p>
      <text:p text:style-name="Standard"><text:s text:c="16"/>startMotor(1, -100);</text:p>
      <text:p text:style-name="Standard"><text:s text:c="14"/>}</text:p>
      <text:p text:style-name="Standard"><text:s text:c="12"/>}</text:p>
      <text:p text:style-name="Standard"><text:s text:c="10"/>}</text:p>
      <text:p text:style-name="Standard"><text:s text:c="8"/>}</text:p>
      <text:p text:style-name="Standard"><text:s text:c="6"/>}</text:p>
      <text:p text:style-name="Standard"><text:s text:c="6"/>if (buttonRead(BTN_RIGHT))</text:p>
      <text:p text:style-name="Standard"><text:s text:c="6"/>{</text:p>
      <text:p text:style-name="Standard"><text:s text:c="8"/>for (_ABVAR_5_a=1; _ABVAR_5_a&lt;= ( 1000000000000 ); ++_ABVAR_5_a )</text:p>
      <text:p text:style-name="Standard"><text:s text:c="8"/>{</text:p>
      <text:p text:style-name="Standard"><text:s text:c="10"/>led ( OUT1 , HIGH );</text:p>
      <text:p text:style-name="Standard"><text:s text:c="10"/>led ( OUT2 , HIGH );</text:p>
      <text:p text:style-name="Standard"><text:s text:c="10"/>led ( OUT3 , HIGH );</text:p>
      <text:p text:style-name="Standard"><text:s text:c="10"/>if (RC(OFF_KEY))</text:p>
      <text:p text:style-name="Standard"><text:s text:c="10"/>{</text:p>
      <text:p text:style-name="Standard"><text:s text:c="12"/>stopMotor(1);</text:p>
      <text:p text:style-name="Standard"><text:s text:c="12"/>stopMotor(2);</text:p>
      <text:p text:style-name="Standard"><text:s text:c="10"/>}</text:p>
      <text:p text:style-name="Standard"><text:s text:c="10"/>if (RC(UP_KEY))</text:p>
      <text:p text:style-name="Standard"><text:s text:c="10"/>{</text:p>
      <text:p text:style-name="Standard"><text:s text:c="12"/>startMotor(1, 100);</text:p>
      <text:p text:style-name="Standard"><text:s text:c="12"/>startMotor(2, 100);</text:p>
      <text:p text:style-name="Standard"><text:s text:c="10"/>}</text:p>
      <text:p text:style-name="Standard"><text:s text:c="10"/>if (RC(DOWN_KEY))</text:p>
      <text:p text:style-name="Standard"><text:s text:c="10"/>{</text:p>
      <text:p text:style-name="Standard"><text:s text:c="12"/>startMotor(1, -100);</text:p>
      <text:p text:style-name="Standard"><text:s text:c="12"/>startMotor(2, -100);</text:p>
      <text:p text:style-name="Standard"><text:s text:c="10"/>}</text:p>
      <text:p text:style-name="Standard"><text:s text:c="10"/>if (RC(LEFT_KEY))</text:p>
      <text:p text:style-name="Standard"><text:s text:c="10"/>{</text:p>
      <text:p text:style-name="Standard"><text:s text:c="12"/>startMotor(1, -100);</text:p>
      <text:p text:style-name="Standard"><text:s text:c="12"/>startMotor(2, 100);</text:p>
      <text:p text:style-name="Standard"><text:s text:c="10"/>}</text:p>
      <text:p text:style-name="Standard"><text:s text:c="10"/>if (RC(RIGHT_KEY))</text:p>
      <text:p text:style-name="Standard"><text:s text:c="10"/>{</text:p>
      <text:p text:style-name="Standard"><text:s text:c="12"/>startMotor(1, 100);</text:p>
      <text:p text:style-name="Standard"><text:s text:c="12"/>startMotor(2, -100);</text:p>
      <text:p text:style-name="Standard"><text:s text:c="10"/>}</text:p>
      <text:p text:style-name="Standard"><text:s text:c="8"/>}</text:p>
      <text:p text:style-name="Standard"><text:s text:c="6"/>}</text:p>
      <text:p text:style-name="Standard"><text:s text:c="4"/>}</text:p>
      <text:p text:style-name="Standard"><text:soft-page-break/><text:s text:c="2"/>}</text:p>
      <text:p text:style-name="Standard"><text:s text:c="2"/>if (buttonRead(BTN_DOWN))</text:p>
      <text:p text:style-name="Standard"><text:s text:c="2"/>{</text:p>
      <text:p text:style-name="Standard"><text:s text:c="4"/>for (_ABVAR_6_a=1; _ABVAR_6_a&lt;= ( 1000000000000 ); ++_ABVAR_6_a )</text:p>
      <text:p text:style-name="Standard"><text:s text:c="4"/>{</text:p>
      <text:p text:style-name="Standard"><text:s text:c="6"/>led ( OUT1 , HIGH );</text:p>
      <text:p text:style-name="Standard"><text:s text:c="6"/>led ( OUT2 , HIGH );</text:p>
      <text:p text:style-name="Standard"><text:s text:c="6"/>led ( OUT3 , HIGH );</text:p>
      <text:p text:style-name="Standard"><text:s text:c="6"/>startMotor(1, bluetooth_Y);</text:p>
      <text:p text:style-name="Standard"><text:s text:c="6"/>startMotor(1, bluetooth_W);</text:p>
      <text:p text:style-name="Standard"><text:s text:c="4"/>}</text:p>
      <text:p text:style-name="Standard"><text:s text:c="2"/>}</text:p>
      <text:p text:style-name="Standard"><text:s text:c="2"/>if (buttonRead(BTN_LEFT))</text:p>
      <text:p text:style-name="Standard"><text:s text:c="2"/>{</text:p>
      <text:p text:style-name="Standard"><text:s text:c="4"/>for (_ABVAR_7_a=1; _ABVAR_7_a&lt;= ( 1000000000000 ); ++_ABVAR_7_a )</text:p>
      <text:p text:style-name="Standard"><text:s text:c="4"/>{</text:p>
      <text:p text:style-name="Standard"><text:s text:c="6"/>if (buttonRead(BTN_UP))</text:p>
      <text:p text:style-name="Standard"><text:s text:c="6"/>{</text:p>
      <text:p text:style-name="Standard"><text:s text:c="8"/>for (_ABVAR_8_a=1; _ABVAR_8_a&lt;= ( 1000000000000 ); ++_ABVAR_8_a )</text:p>
      <text:p text:style-name="Standard"><text:s text:c="8"/>{</text:p>
      <text:p text:style-name="Standard"><text:s text:c="10"/>if (mic(IN2))</text:p>
      <text:p text:style-name="Standard"><text:s text:c="10"/>{</text:p>
      <text:p text:style-name="Standard"><text:s text:c="12"/>builtInRGB(GREEN);</text:p>
      <text:p text:style-name="Standard"><text:s text:c="12"/>led ( OUT1 , HIGH );</text:p>
      <text:p text:style-name="Standard"><text:s text:c="12"/>led ( OUT2 , HIGH );</text:p>
      <text:p text:style-name="Standard"><text:s text:c="12"/>led ( OUT3 , HIGH );</text:p>
      <text:p text:style-name="Standard"><text:s text:c="10"/>}</text:p>
      <text:p text:style-name="Standard"><text:s text:c="10"/>else</text:p>
      <text:p text:style-name="Standard"><text:s text:c="10"/>{</text:p>
      <text:p text:style-name="Standard"><text:s text:c="12"/>builtInRGB(RED);</text:p>
      <text:p text:style-name="Standard"><text:s text:c="12"/>led ( OUT1 , LOW );</text:p>
      <text:p text:style-name="Standard"><text:s text:c="12"/>led ( OUT2 , LOW );</text:p>
      <text:p text:style-name="Standard"><text:s text:c="12"/>led ( OUT3 , LOW );</text:p>
      <text:p text:style-name="Standard"><text:s text:c="10"/>}</text:p>
      <text:p text:style-name="Standard"><text:s text:c="8"/>}</text:p>
      <text:p text:style-name="Standard"><text:s text:c="6"/>}</text:p>
      <text:p text:style-name="Standard"><text:s text:c="6"/>if (buttonRead(BTN_DOWN))</text:p>
      <text:p text:style-name="Standard"><text:s text:c="6"/>{</text:p>
      <text:p text:style-name="Standard"><text:s text:c="8"/>for (_ABVAR_9_a=1; _ABVAR_9_a&lt;= ( 1000000000000 ); ++_ABVAR_9_a )</text:p>
      <text:p text:style-name="Standard"><text:s text:c="8"/>{</text:p>
      <text:p text:style-name="Standard"><text:s text:c="10"/>_ABVAR_10_SoundLevel = micAnalog(IN2) ;</text:p>
      <text:p text:style-name="Standard"><text:s text:c="10"/>if (( ( _ABVAR_10_SoundLevel ) &gt; ( 25 ) ))</text:p>
      <text:p text:style-name="Standard"><text:s text:c="10"/>{</text:p>
      <text:p text:style-name="Standard"><text:s text:c="12"/>builtInRGB(WHITE);</text:p>
      <text:p text:style-name="Standard"><text:s text:c="12"/>led ( OUT1 , HIGH );</text:p>
      <text:p text:style-name="Standard"><text:s text:c="12"/>if (( ( _ABVAR_10_SoundLevel ) &gt; ( 60 ) ))</text:p>
      <text:p text:style-name="Standard"><text:s text:c="12"/>{</text:p>
      <text:p text:style-name="Standard"><text:s text:c="14"/>builtInRGB(GREEN);</text:p>
      <text:p text:style-name="Standard"><text:s text:c="14"/>led ( OUT2 , HIGH );</text:p>
      <text:p text:style-name="Standard"><text:s text:c="14"/>if (( ( _ABVAR_10_SoundLevel ) &gt; ( 100 ) ))</text:p>
      <text:p text:style-name="Standard"><text:s text:c="14"/>{</text:p>
      <text:p text:style-name="Standard"><text:s text:c="16"/>builtInRGB(BLUE);</text:p>
      <text:p text:style-name="Standard"><text:soft-page-break/><text:s text:c="16"/>led ( OUT3 , HIGH );</text:p>
      <text:p text:style-name="Standard"><text:s text:c="14"/>}</text:p>
      <text:p text:style-name="Standard"><text:s text:c="12"/>}</text:p>
      <text:p text:style-name="Standard"><text:s text:c="10"/>}</text:p>
      <text:p text:style-name="Standard"><text:s text:c="10"/>else</text:p>
      <text:p text:style-name="Standard"><text:s text:c="10"/>{</text:p>
      <text:p text:style-name="Standard"><text:s text:c="12"/>builtInRGB(OFF);</text:p>
      <text:p text:style-name="Standard"><text:s text:c="12"/>led ( OUT1 , LOW );</text:p>
      <text:p text:style-name="Standard"><text:s text:c="12"/>led ( OUT2 , LOW );</text:p>
      <text:p text:style-name="Standard"><text:s text:c="12"/>led ( OUT3 , LOW );</text:p>
      <text:p text:style-name="Standard"><text:s text:c="10"/>}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2"/>}</text:p>
      <text:p text:style-name="Standard"><text:s text:c="2"/>if (buttonRead(BTN_CENTER))</text:p>
      <text:p text:style-name="Standard"><text:s text:c="2"/>{</text:p>
      <text:p text:style-name="Standard"><text:s text:c="4"/>for (_ABVAR_11_a=1; _ABVAR_11_a&lt;= ( 1000000000000 ); ++_ABVAR_11_a )</text:p>
      <text:p text:style-name="Standard"><text:s text:c="4"/>{</text:p>
      <text:p text:style-name="Standard"><text:s text:c="6"/>if (buttonRead(BTN_UP))</text:p>
      <text:p text:style-name="Standard"><text:s text:c="6"/>{</text:p>
      <text:p text:style-name="Standard"><text:s text:c="8"/>for (_ABVAR_12_a=1; _ABVAR_12_a&lt;= ( 1000000000000 ); ++_ABVAR_12_a )</text:p>
      <text:p text:style-name="Standard"><text:s text:c="8"/>{</text:p>
      <text:p text:style-name="Standard"><text:s text:c="10"/>if (irWhite(IN3, 700))</text:p>
      <text:p text:style-name="Standard"><text:s text:c="10"/>{</text:p>
      <text:p text:style-name="Standard"><text:s text:c="12"/>startMotor(1, 100);</text:p>
      <text:p text:style-name="Standard"><text:s text:c="10"/>}</text:p>
      <text:p text:style-name="Standard"><text:s text:c="10"/>if (irBlack(IN3, 700))</text:p>
      <text:p text:style-name="Standard"><text:s text:c="10"/>{</text:p>
      <text:p text:style-name="Standard"><text:s text:c="12"/>stopMotor(1);</text:p>
      <text:p text:style-name="Standard"><text:s text:c="10"/>}</text:p>
      <text:p text:style-name="Standard"><text:s text:c="10"/>if (irWhite(IN4, 700))</text:p>
      <text:p text:style-name="Standard"><text:s text:c="10"/>{</text:p>
      <text:p text:style-name="Standard"><text:s text:c="12"/>startMotor(2, 100);</text:p>
      <text:p text:style-name="Standard"><text:s text:c="10"/>}</text:p>
      <text:p text:style-name="Standard"><text:s text:c="10"/>if (irBlack(IN4, 700))</text:p>
      <text:p text:style-name="Standard"><text:s text:c="10"/>{</text:p>
      <text:p text:style-name="Standard"><text:s text:c="12"/>stopMotor(2);</text:p>
      <text:p text:style-name="Standard"><text:s text:c="10"/>}</text:p>
      <text:p text:style-name="Standard"><text:s text:c="8"/>}</text:p>
      <text:p text:style-name="Standard"><text:s text:c="6"/>}</text:p>
      <text:p text:style-name="Standard"><text:s text:c="6"/>if (buttonRead(BTN_RIGHT))</text:p>
      <text:p text:style-name="Standard"><text:s text:c="6"/>{</text:p>
      <text:p text:style-name="Standard"><text:s text:c="8"/>for (_ABVAR_13_a=1; _ABVAR_13_a&lt;= ( 1000000000000 ); ++_ABVAR_13_a )</text:p>
      <text:p text:style-name="Standard"><text:s text:c="8"/>{</text:p>
      <text:p text:style-name="Standard"><text:s text:c="10"/>if (irWhite(IN3, 700))</text:p>
      <text:p text:style-name="Standard"><text:s text:c="10"/>{</text:p>
      <text:p text:style-name="Standard"><text:s text:c="12"/>startMotor(1, 100);</text:p>
      <text:p text:style-name="Standard"><text:s text:c="10"/>}</text:p>
      <text:p text:style-name="Standard"><text:s text:c="10"/>else</text:p>
      <text:p text:style-name="Standard"><text:s text:c="10"/>{</text:p>
      <text:p text:style-name="Standard"><text:s text:c="12"/>stopMotor(1);</text:p>
      <text:p text:style-name="Standard"><text:soft-page-break/><text:s text:c="10"/>}</text:p>
      <text:p text:style-name="Standard"><text:s text:c="10"/>if (irWhite(IN4, 700))</text:p>
      <text:p text:style-name="Standard"><text:s text:c="10"/>{</text:p>
      <text:p text:style-name="Standard"><text:s text:c="12"/>startMotor(2, 100);</text:p>
      <text:p text:style-name="Standard"><text:s text:c="10"/>}</text:p>
      <text:p text:style-name="Standard"><text:s text:c="10"/>else</text:p>
      <text:p text:style-name="Standard"><text:s text:c="10"/>{</text:p>
      <text:p text:style-name="Standard"><text:s text:c="12"/>stopMotor(2);</text:p>
      <text:p text:style-name="Standard"><text:s text:c="10"/>}</text:p>
      <text:p text:style-name="Standard"><text:s text:c="8"/>}</text:p>
      <text:p text:style-name="Standard"><text:s text:c="6"/>}</text:p>
      <text:p text:style-name="Standard"><text:s text:c="6"/>if (buttonRead(BTN_LEFT))</text:p>
      <text:p text:style-name="Standard"><text:s text:c="6"/>{</text:p>
      <text:p text:style-name="Standard"><text:s text:c="8"/>for (_ABVAR_14_a=1; _ABVAR_14_a&lt;= ( 1000000000000 ); ++_ABVAR_14_a )</text:p>
      <text:p text:style-name="Standard"><text:s text:c="8"/>{</text:p>
      <text:p text:style-name="Standard"><text:s text:c="10"/>if (irBlack(IN3, 700))</text:p>
      <text:p text:style-name="Standard"><text:s text:c="10"/>{</text:p>
      <text:p text:style-name="Standard"><text:s text:c="12"/>stopMotor(1);</text:p>
      <text:p text:style-name="Standard"><text:s text:c="10"/>}</text:p>
      <text:p text:style-name="Standard"><text:s text:c="10"/>else</text:p>
      <text:p text:style-name="Standard"><text:s text:c="10"/>{</text:p>
      <text:p text:style-name="Standard"><text:s text:c="12"/>startMotor(1, 100);</text:p>
      <text:p text:style-name="Standard"><text:s text:c="10"/>}</text:p>
      <text:p text:style-name="Standard"><text:s text:c="10"/>if (irBlack(IN4, 700))</text:p>
      <text:p text:style-name="Standard"><text:s text:c="10"/>{</text:p>
      <text:p text:style-name="Standard"><text:s text:c="12"/>stopMotor(2);</text:p>
      <text:p text:style-name="Standard"><text:s text:c="10"/>}</text:p>
      <text:p text:style-name="Standard"><text:s text:c="10"/>else</text:p>
      <text:p text:style-name="Standard"><text:s text:c="10"/>{</text:p>
      <text:p text:style-name="Standard"><text:s text:c="12"/>startMotor(2, 100);</text:p>
      <text:p text:style-name="Standard"><text:s text:c="10"/>}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2"/>}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23S</meta:editing-duration>
    <meta:editing-cycles>3</meta:editing-cycles>
    <meta:generator>OpenOffice/4.1.3$Win32 OpenOffice.org_project/413m1$Build-9783</meta:generator>
    <dc:date>2017-02-10T22:55:20.60</dc:date>
    <meta:document-statistic meta:table-count="0" meta:image-count="0" meta:object-count="0" meta:page-count="6" meta:paragraph-count="292" meta:word-count="705" meta:character-count="6792"/>
    <meta:user-defined meta:name="Info 1"/>
    <meta:user-defined meta:name="Info 2"/>
    <meta:user-defined meta:name="Info 3"/>
    <meta:user-defined meta:name="Info 4"/>
  </office:meta>
</office:document-meta>
</file>